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Standard" style:list-style-name="">
      <style:text-properties fo:language="ru" fo:country="RU"/>
    </style:style>
    <style:style style:name="P3" style:family="paragraph" style:parent-style-name="Standard" style:list-style-name="">
      <style:text-properties fo:language="uk" fo:country="UA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color="#000080" fo:language="ru" fo:country="RU" style:text-underline-style="solid" style:text-underline-width="auto" style:text-underline-color="font-color" style:language-asian="zxx" style:country-asian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>Демо Фотобанк</text:p>
      <text:p text:style-name="Standard"/>
      <text:p text:style-name="Standard">Данный сайт служит для <text:s/>покупки и продажи фотографий. </text:p>
      <text:p text:style-name="Standard"/>
      <text:p text:style-name="P1"><text:tab/>Фотографы могут наполнять контент магазина своими фотографиями, а клиенты покупать их полноформатные копии <text:span text:style-name="T1">(без покупки доступны только уменьшенные копии)</text:span>. </text:p>
      <text:p text:style-name="Standard"/>
      <text:p text:style-name="Standard"><text:tab/>Для того чтобы загружать фото на сайт, при регистрации необходимо отметить опцию “Автор”.</text:p>
      <text:p text:style-name="Standard"/>
      <text:p text:style-name="P1"><text:span text:style-name="T1"><text:tab/>Клиенты</text:span> добавляют фото в корзину, и при нажатии кнопки “<text:span text:style-name="T2">Order” </text:span><text:span text:style-name="T1">получают их на адрес электронной почты указанный при регистрации. </text:span></text:p>
      <text:p text:style-name="Standard"/>
      <text:p text:style-name="P2">Предусмотрено 2 специальные роли: Администратор и Автор.</text:p>
      <text:p text:style-name="Standard"/>
      <text:p text:style-name="P2">Автор может загружать и редактировать свои фото.</text:p>
      <text:p text:style-name="Standard"/>
      <text:p text:style-name="P2">Администратору доступны фото всех авторов. Так же он может редактировать список пользователей, список категорий фото, список ролей, а так же назначать роли пользователям.</text:p>
      <text:p text:style-name="Standard"/>
      <text:p text:style-name="P2">Пользователям <text:s/>всех ролей доступны просмотр и покупка фото. </text:p>
      <text:p text:style-name="Standard"/>
      <text:p text:style-name="P1">Управление<text:span text:style-name="T1"> пользователями и ролями реализовано через </text:span><text:span text:style-name="T2">ASP .NET Core Identity.</text:span></text:p>
      <text:p text:style-name="Standard"/>
      <text:p text:style-name="P1"><text:span text:style-name="T1">Для изучения функционала Клиента и Автора можно просто зарегистрироваться, для <text:s/>Администратора — войдите с логином </text:span><text:a xlink:type="simple" xlink:href="mailto:admin@a.c" text:style-name="Internet_20_link" text:visited-style-name="Visited_20_Internet_20_Link"><text:span text:style-name="T3">admin@a.c</text:span></text:a> и паролем <text:span text:style-name="T2">Test123$</text:span></text:p>
      <text:p text:style-name="P1"><text:span text:style-name="T2"/></text:p>
      <text:p text:style-name="P3">Для того чтоб<text:span text:style-name="T1">ы</text:span> “<text:span text:style-name="T1">Купить</text:span>” фото, <text:span text:style-name="T1">при регистрации необходимо указать настоящий адрес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uk" fo:country="UA" style:font-name-asian="Lucida Sans" style:font-size-asian="12pt" style:language-asian="zh" style:country-asian="CN" style:font-name-complex="F" fo:hyphenate="false" fo:hyphenation-remain-char-count="2" fo:hyphenation-push-char-count="2"/>
    </style:style>
    <style:style style:name="Heading" style:family="paragraph" style:parent-style-name="Standard" style:next-style-name="Îñíîâíîé_20_òåêñò" style:class="text">
      <style:paragraph-properties fo:margin-top="0.423cm" fo:margin-bottom="0.212cm" fo:hyphenation-ladder-count="no-limit" fo:keep-with-next="always"/>
      <style:text-properties style:use-window-font-color="true" style:font-name="Arial" fo:font-size="14pt" fo:language="uk" fo:country="UA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Îñíîâíîé_20_òåêñò" style:display-name="Îñíîâíîé òåêñò" style:family="paragraph" style:parent-style-name="Standard">
      <style:paragraph-properties fo:margin-top="0cm" fo:margin-bottom="0.212cm" fo:hyphenation-ladder-count="no-limit"/>
      <style:text-properties style:use-window-font-color="true" style:font-name="Times New Roman" fo:font-size="12pt" fo:language="uk" fo:country="UA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Ñïèñîê" style:family="paragraph" style:parent-style-name="Îñíîâíîé_20_òåêñò">
      <style:text-properties style:font-name-asian="Lucida Sans1"/>
    </style:style>
    <style:style style:name="Íàçâàíèå" style:family="paragraph" style:parent-style-name="Standard">
      <style:paragraph-properties fo:margin-top="0.212cm" fo:margin-bottom="0.212cm" fo:hyphenation-ladder-count="no-limit"/>
      <style:text-properties style:use-window-font-color="true" style:font-name="Times New Roman" fo:font-size="12pt" fo:language="uk" fo:country="UA" fo:font-style="italic" style:font-name-asian="Lucida Sans1" style:language-asian="zh" style:country-asian="CN" style:font-style-asian="italic" style:font-name-complex="Times New Roman" style:font-style-complex="italic" fo:hyphenate="false" fo:hyphenation-remain-char-count="2" fo:hyphenation-push-char-count="2"/>
    </style:style>
    <style:style style:name="Óêàçàòåëü" style:family="paragraph" style:parent-style-name="Standard">
      <style:paragraph-properties fo:hyphenation-ladder-count="no-limit"/>
      <style:text-properties style:use-window-font-color="true" style:font-name="Times New Roman" fo:font-size="12pt" fo:language="uk" fo:country="UA" style:font-name-asian="Lucida Sans1" style:font-size-asian="12pt" style:language-asian="zh" style:country-asian="CN" style:font-name-complex="Times New Roman" fo:hyphenate="false" fo:hyphenation-remain-char-count="2" fo:hyphenation-push-char-count="2"/>
    </style:style>
    <style:style style:name="Èíòåðíåò-ññûëêà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2" meta:word-count="146" meta:character-count="1078"/>
    <dc:date>2022-04-12T13:53:29.54</dc:date>
    <dc:creator>Const R</dc:creator>
    <meta:generator>OpenOffice/4.1.7$Win32 OpenOffice.org_project/417m1$Build-9800</meta:generator>
  </office:meta>
</office:document-meta>
</file>